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roid Serif" svg:font-family="'Droid Serif'" style:font-adornments="Běžné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ěžné" style:font-family-generic="roman" style:font-pitch="variable"/>
    <style:font-face style:name="Liberation Sans" svg:font-family="'Liberation Sans'" style:font-family-generic="swiss" style:font-pitch="variable"/>
    <style:font-face style:name="Source Sans Pro2" svg:font-family="'Source Sans Pro'" style:font-adornments="Běžné" style:font-family-generic="swiss" style:font-pitch="variable"/>
    <style:font-face style:name="Source Sans Pro1" svg:font-family="'Source Sans Pro'" style:font-adornments="Tučná kurzíva" style:font-family-generic="swiss" style:font-pitch="variable"/>
    <style:font-face style:name="Source Sans Pro" svg:font-family="'Source Sans Pro'" style:font-adornments="Tučné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ponentura: E-Learning2 – analýza</text:h>
      <text:p text:style-name="Text_20_body">zpracována týmem projektu Kuchařka</text:p>
      <text:h text:style-name="Heading_20_2" text:outline-level="2">Funkční požadavky</text:h>
      <text:p text:style-name="Text_20_body">V pořádku s výjimkou požadavku na odesílání notifikačních mailů studentovi, kde se vyskytuje odeslání mailu o změně údajů a udělení bonusových bodů, o nichž se zadání projektu nezmiňovalo, naopak chybí odeslání mailu s hodnocením testu a výzva ke změně údajů.</text:p>
      <text:h text:style-name="Heading_20_2" text:outline-level="2">Nefunkční požadavky</text:h>
      <text:p text:style-name="Text_20_body">Jsou v pořádku, asi není potřeba popisovat, co dělá server na odesílání e-mailů</text:p>
      <text:h text:style-name="Heading_20_2" text:outline-level="2">Model případů užití</text:h>
      <text:p text:style-name="Text_20_body">Názvy případů užití neodpovídají konvenci (název by měl být co nejkratší a obsahovat sloveso v infinitivu). Automatické hodnocení testu a odeslání e-mailu by se v modelu případů užití neměly objevit, neboť tyto činnosti vykonává systém a uživatel na ně nemá vliv.</text:p>
      <text:p text:style-name="Text_20_body">Úplně chybí scénáře případů užití.</text:p>
      <text:h text:style-name="Heading_20_2" text:outline-level="2">Doménový model</text:h>
      <text:p text:style-name="Text_20_body">To, skripta mají jednoho uživatele je nejspíše vazba na jejich autora, což je asi v pořádku. Šablona formuláře je nejspíše jeden konkrétní test, přičemž formulář jako takový je jeho instance v rámci vyplňování jedním uživatelem. Každopádně model není úplný a bez smysluplné dokumentace mnoho neříká.</text:p>
      <text:h text:style-name="Heading_20_2" text:outline-level="2">Diagram nasazení</text:h>
      <text:p text:style-name="Text_20_body">Tento diagram je velice povedený, ač propojení by bylo možná vhodnější znázornit z aplikace do aplikace než ze zařízení do zařízení. Propojení mailového serveru s klientem snad není nutné do diagramu zanášet. Pro webový prohlížeč se příliš nehodí stereotyp „execution environment“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DejaVu Sans1" svg:font-family="'DejaVu Sans'" style:font-family-generic="swiss"/>
    <style:font-face style:name="Droid Serif" svg:font-family="'Droid Serif'" style:font-adornments="Běžné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ěžné" style:font-family-generic="roman" style:font-pitch="variable"/>
    <style:font-face style:name="Liberation Sans" svg:font-family="'Liberation Sans'" style:font-family-generic="swiss" style:font-pitch="variable"/>
    <style:font-face style:name="Source Sans Pro2" svg:font-family="'Source Sans Pro'" style:font-adornments="Běžné" style:font-family-generic="swiss" style:font-pitch="variable"/>
    <style:font-face style:name="Source Sans Pro1" svg:font-family="'Source Sans Pro'" style:font-adornments="Tučná kurzíva" style:font-family-generic="swiss" style:font-pitch="variable"/>
    <style:font-face style:name="Source Sans Pro" svg:font-family="'Source Sans Pro'" style:font-adornments="Tučné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Liberation Serif1" fo:font-size="12pt" style:font-size-asian="10.5pt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Source Sans Pro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Source Sans Pro1" fo:font-size="14pt" fo:font-style="italic" fo:font-weight="bold" style:font-size-asian="14pt" style:font-style-asian="italic" style:font-weight-asian="bold" style:font-size-complex="14pt" style:font-style-complex="italic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T02:14:09</meta:creation-date>
    <dc:date>2012-10-10T03:40:46</dc:date>
    <meta:editing-duration>PT9M58S</meta:editing-duration>
    <meta:editing-cycles>2</meta:editing-cycles>
    <meta:generator>LibreOffice/3.5$Linux_X86_64 LibreOffice_project/350m1$Build-413</meta:generator>
    <meta:document-statistic meta:table-count="0" meta:image-count="0" meta:object-count="0" meta:page-count="1" meta:paragraph-count="13" meta:word-count="204" meta:character-count="1367" meta:non-whitespace-character-count="1176"/>
  </office:meta>
</office:document-meta>
</file>